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D0000007D094B75569D16E89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4mm" svg:y="0mm" svg:width="60.01mm" svg:height="60.01mm" draw:z-index="0"><draw:image xlink:href="Pictures/10000201000007D0000007D094B75569D16E896C.png" xlink:type="simple" xlink:show="embed" xlink:actuate="onLoad" loext:mime-type="image/png"/></draw:frame><draw:frame draw:style-name="fr1" draw:name="Image2" text:anchor-type="paragraph" svg:x="66.8mm" svg:y="0mm" svg:width="60.01mm" svg:height="60.01mm" draw:z-index="1"><draw:image xlink:href="Pictures/10000201000007D0000007D094B75569D16E896C.png" xlink:type="simple" xlink:show="embed" xlink:actuate="onLoad" loext:mime-type="image/png"/></draw:frame><draw:frame draw:style-name="fr1" draw:name="Image3" text:anchor-type="paragraph" svg:x="132.96mm" svg:y="0mm" svg:width="60.01mm" svg:height="60.01mm" draw:z-index="2"><draw:image xlink:href="Pictures/10000201000007D0000007D094B75569D16E896C.png" xlink:type="simple" xlink:show="embed" xlink:actuate="onLoad" loext:mime-type="image/png"/></draw:frame><draw:frame draw:style-name="fr1" draw:name="Image4" text:anchor-type="paragraph" svg:x="0.04mm" svg:y="69.09mm" svg:width="60.01mm" svg:height="60.01mm" draw:z-index="3"><draw:image xlink:href="Pictures/10000201000007D0000007D094B75569D16E896C.png" xlink:type="simple" xlink:show="embed" xlink:actuate="onLoad" loext:mime-type="image/png"/></draw:frame><draw:frame draw:style-name="fr1" draw:name="Image5" text:anchor-type="paragraph" svg:x="66.8mm" svg:y="68.81mm" svg:width="60.01mm" svg:height="60.01mm" draw:z-index="4"><draw:image xlink:href="Pictures/10000201000007D0000007D094B75569D16E896C.png" xlink:type="simple" xlink:show="embed" xlink:actuate="onLoad" loext:mime-type="image/png"/></draw:frame><draw:frame draw:style-name="fr1" draw:name="Image6" text:anchor-type="paragraph" svg:x="132.96mm" svg:y="68.81mm" svg:width="60.01mm" svg:height="60.01mm" draw:z-index="5"><draw:image xlink:href="Pictures/10000201000007D0000007D094B75569D16E896C.png" xlink:type="simple" xlink:show="embed" xlink:actuate="onLoad" loext:mime-type="image/png"/></draw:frame><draw:frame draw:style-name="fr1" draw:name="Image7" text:anchor-type="paragraph" svg:x="0.04mm" svg:y="135.26mm" svg:width="60.01mm" svg:height="60.01mm" draw:z-index="6"><draw:image xlink:href="Pictures/10000201000007D0000007D094B75569D16E896C.png" xlink:type="simple" xlink:show="embed" xlink:actuate="onLoad" loext:mime-type="image/png"/></draw:frame><draw:frame draw:style-name="fr1" draw:name="Image8" text:anchor-type="paragraph" svg:x="66.8mm" svg:y="135.27mm" svg:width="60.01mm" svg:height="60.01mm" draw:z-index="7"><draw:image xlink:href="Pictures/10000201000007D0000007D094B75569D16E896C.png" xlink:type="simple" xlink:show="embed" xlink:actuate="onLoad" loext:mime-type="image/png"/></draw:frame><draw:frame draw:style-name="fr1" draw:name="Image9" text:anchor-type="paragraph" svg:x="132.96mm" svg:y="134.39mm" svg:width="60.01mm" svg:height="60.01mm" draw:z-index="8"><draw:image xlink:href="Pictures/10000201000007D0000007D094B75569D16E896C.png" xlink:type="simple" xlink:show="embed" xlink:actuate="onLoad" loext:mime-type="image/png"/></draw:frame><draw:frame draw:style-name="fr1" draw:name="Image10" text:anchor-type="paragraph" svg:x="0.04mm" svg:y="199.07mm" svg:width="60.01mm" svg:height="60.01mm" draw:z-index="9"><draw:image xlink:href="Pictures/10000201000007D0000007D094B75569D16E896C.png" xlink:type="simple" xlink:show="embed" xlink:actuate="onLoad" loext:mime-type="image/png"/></draw:frame><draw:frame draw:style-name="fr1" draw:name="Image11" text:anchor-type="paragraph" svg:x="66.8mm" svg:y="198.49mm" svg:width="60.01mm" svg:height="60.01mm" draw:z-index="10"><draw:image xlink:href="Pictures/10000201000007D0000007D094B75569D16E896C.png" xlink:type="simple" xlink:show="embed" xlink:actuate="onLoad" loext:mime-type="image/png"/></draw:frame><draw:frame draw:style-name="fr1" draw:name="Image12" text:anchor-type="paragraph" svg:x="134.73mm" svg:y="197.89mm" svg:width="60.01mm" svg:height="60.01mm" draw:z-index="11"><draw:image xlink:href="Pictures/10000201000007D0000007D094B75569D16E89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4:07:48.099269148</meta:creation-date>
    <dc:date>2019-03-19T08:40:45.818039848</dc:date>
    <meta:editing-duration>PT18M34S</meta:editing-duration>
    <meta:editing-cycles>3</meta:editing-cycles>
    <meta:generator>LibreOffice/6.1.5.2$Linux_X86_64 LibreOffice_project/10$Build-2</meta:generator>
    <meta:print-date>2019-03-19T08:20:00.960237805</meta:print-date>
    <meta:document-statistic meta:table-count="0" meta:image-count="12" meta:object-count="0" meta:page-count="1" meta:paragraph-count="0" meta:word-count="0" meta:character-count="0" meta:non-whitespace-character-count="0"/>
  </office:meta>
</office:document-meta>
</file>